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frac>
              <mn>1</mn>
              <mn>2</mn>
            </mfrac>
            <mspace width="0.5em"/>
            <mi>m</mi>
            <mspace width="0.5em"/>
            <msup>
              <mi>A</mi>
              <mn>2</mn>
            </msup>
            <mrow>
              <mspace width="2em"/>
              <mo stretchy="false">=</mo>
              <mspace width="2em"/>
            </mrow>
            <mfrac>
              <mn>1</mn>
              <mn>2</mn>
            </mfrac>
            <mspace width="0.5em"/>
            <mi>m</mi>
            <mspace width="0.5em"/>
            <msup>
              <mi>v</mi>
              <mn>2</mn>
            </msup>
            <mrow>
              <mspace width="2em"/>
              <mo stretchy="false">+</mo>
              <mspace width="2em"/>
            </mrow>
            <mfrac>
              <mn>1</mn>
              <mn>2</mn>
            </mfrac>
            <mspace width="0.5em"/>
            <mi>k</mi>
            <mspace width="0.5em"/>
            <msup>
              <mi>x</mi>
              <mn>2</mn>
            </msup>
          </mrow>
        </mtd>
      </mtr>
      <mtr>
        <mtd>
          <mrow>
            <mo stretchy="false">⇒</mo>
            <mspace width="4em"/>
            <mi>v</mi>
            <mrow>
              <mspace width="2em"/>
              <mo stretchy="false">=</mo>
              <mrow>
                <mspace width="2em"/>
                <mo stretchy="false">±</mo>
                <msqrt>
                  <mrow>
                    <mfrac>
                      <mi>k</mi>
                      <mi>m</mi>
                    </mfrac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row>
                            <mspace width="2em"/>
                            <mo stretchy="false">−</mo>
                            <mspace width="2em"/>
                          </mrow>
                          <msup>
                            <mi>x</mi>
                            <mn>2</mn>
                          </msup>
                        </mrow>
                      </mrow>
                      <mo fence="true" stretchy="false">)</mo>
                    </mrow>
                  </mrow>
                </msqrt>
              </mrow>
            </mrow>
          </mrow>
        </mtd>
      </mtr>
    </mtable>
    <annotation encoding="StarMath 5.0">1 over 2 ` m ` A ^2 
~=~ 1 over 2 ` m ` v ^2  ~+~ 1 over 2 ` k ` x ^2 newline 

drarrow ~~ v ~=~ +- sqrt{ k over m (A ^2 ~-~ x ^2)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6:23:18.179000000</meta:creation-date>
    <dc:date>2015-04-09T16:58:42.070000000</dc:date>
    <meta:editing-duration>PT7M14S</meta:editing-duration>
    <meta:editing-cycles>2</meta:editing-cycles>
    <meta:generator>LibreOffice/4.3.4.1$Windows_x86 LibreOffice_project/bc356b2f991740509f321d70e4512a6a54c5f243</meta:generator>
  </office:meta>
</office:document-meta>
</file>